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extension_best_practices"/>Extension Best Practices</text:h>
      <text:p text:style-name="Text_20_body">These are some guidelines that make extensions easy to use, modify and update. They have to be respected to <text:a xlink:type="simple" xlink:href="https://wiki.gdevelop.io/gdevelop5/extensions/share" text:style-name="Internet_20_link" text:visited-style-name="Visited_20_Internet_20_Link">be submitted to the community</text:a>. </text:p>
      <text:h text:style-name="Heading_20_2" text:outline-level="2"><text:bookmark text:name="fill_extension_options"/>Fill extension options</text:h>
      <text:h text:style-name="Heading_20_3" text:outline-level="3"><text:bookmark text:name="name_extensions"/>Name extensions</text:h>
      <text:p text:style-name="Text_20_body">The extension name is sensitive to the case. The extension name should be written in <text:span text:style-name="Strong_20_Emphasis">PascalCase</text:span>, use full words unless the abbreviation is somewhat standard, clear, and concise. They should not contain suffixes such as <text:span text:style-name="Source_20_Text">Extension</text:span>, <text:span text:style-name="Source_20_Text">Support</text:span>, <text:span text:style-name="Source_20_Text">Feature</text:span>, etc… Examples: </text:p>
      <text:list xml:id="list2637521041" text:style-name="L1">
        <text:list-item>
          <text:p text:style-name="P3">❌ <text:span text:style-name="Source_20_Text">SprtCam</text:span></text:p>
        </text:list-item>
        <text:list-item>
          <text:p text:style-name="P3">❌ <text:span text:style-name="Source_20_Text">Spritecamextension</text:span></text:p>
        </text:list-item>
        <text:list-item>
          <text:p text:style-name="P3">❌ <text:span text:style-name="Source_20_Text">spritesnapshotsupport</text:span></text:p>
        </text:list-item>
        <text:list-item>
          <text:p text:style-name="P3">❌ <text:span text:style-name="Source_20_Text">spriteSnapshot</text:span></text:p>
        </text:list-item>
        <text:list-item>
          <text:p text:style-name="P2">✅ <text:span text:style-name="Source_20_Text">SpriteSnapshot</text:span></text:p>
        </text:list-item>
      </text:list>
      <text:h text:style-name="Heading_20_4" text:outline-level="4"><text:bookmark text:name="full_name"/>Full name</text:h>
      <text:p text:style-name="Text_20_body">The full name should ideally be the same as the internal name but with spaces instead of PascalCase. It may be a more detailed one though, as long as the relationship with the Name is clear. It should stay relatively short, the long description is here to explain what the extension does exactly, the full name is only to help find it in the events sheet editor. </text:p>
      <text:p text:style-name="Text_20_body">Examples: </text:p>
      <text:list xml:id="list2804950934" text:style-name="L2">
        <text:list-item>
          <text:p text:style-name="P6">❌ Name = SpriteCamera, Full Name = Layers management tool</text:p>
        </text:list-item>
        <text:list-item>
          <text:p text:style-name="P6">❌ Name = ColorTools, Full Name = Utilities for color handling collection</text:p>
        </text:list-item>
        <text:list-item>
          <text:p text:style-name="P6">✅ Name = ColorTools, Full Name = Color tools</text:p>
        </text:list-item>
        <text:list-item>
          <text:p text:style-name="P5">✅ Name = WebSocketClient, Full Name = WebSocket networking client</text:p>
        </text:list-item>
      </text:list>
      <text:h text:style-name="Heading_20_3" text:outline-level="3"><text:bookmark text:name="update_extension_version_numbers"/>Update extension version numbers</text:h>
      <text:p text:style-name="Text_20_body">The version number should follow <text:a xlink:type="simple" xlink:href="https://semver.org/" text:style-name="Internet_20_link" text:visited-style-name="Visited_20_Internet_20_Link">semantic versioning</text:a>. This means that the version should be in the <text:span text:style-name="Source_20_Text">number.number.number</text:span>/<text:span text:style-name="Source_20_Text">major.minor.patch</text:span> format. When you make an update to the extension, those criteria should be followed while increasing the version number: </text:p>
      <text:list xml:id="list1100019215" text:style-name="L3">
        <text:list-item>
          <text:p text:style-name="P8">If your changes are just a bug fix or internal change that doesn't change how the user uses your extension, increase by 1 the patch version.</text:p>
        </text:list-item>
        <text:list-item>
          <text:p text:style-name="P8">If your changes are adding new functionality to the extension, increase the minor version by 1.</text:p>
        </text:list-item>
        <text:list-item>
          <text:p text:style-name="P8">If your changes are breaking, increase the major version by 1. Breaking changes mean that if a user installs the update it may not behave or work exactly the same as before, for example, if an “explosion” action multiplies the force by 2 after the update where it multiplied by 3 before, the name of an expression, action or condition changed, the removal of an action condition or expression or the order of parameters have changed.</text:p>
        </text:list-item>
        <text:list-item>
          <text:p text:style-name="P8">If the minor version is changed, you must reset the patch version to 0.</text:p>
        </text:list-item>
        <text:list-item>
          <text:p text:style-name="P8"><text:soft-page-break/>If the major version is changed, you must reset the patch and minor version to 0.</text:p>
        </text:list-item>
        <text:list-item>
          <text:p text:style-name="P7">While an extension is still in review, there is no need to change the version number after each change proposed by the review.</text:p>
        </text:list-item>
      </text:list>
      <text:p text:style-name="Text_20_body">Examples: Bug fix update: </text:p>
      <text:list xml:id="list673149265" text:style-name="L4">
        <text:list-item>
          <text:p text:style-name="P10">❌ 0.1.0 → 0.2.0</text:p>
        </text:list-item>
        <text:list-item>
          <text:p text:style-name="P10">❌ 1.2.3 → 1.3.4</text:p>
        </text:list-item>
        <text:list-item>
          <text:p text:style-name="P10">✅ 0.0.0 → 0.0.1</text:p>
        </text:list-item>
        <text:list-item>
          <text:p text:style-name="P10">✅ 1.2.0 → 1.2.1</text:p>
        </text:list-item>
        <text:list-item>
          <text:p text:style-name="P9">✅ 1.2.3 → 1.2.4</text:p>
        </text:list-item>
      </text:list>
      <text:p text:style-name="Text_20_body">Feature update: </text:p>
      <text:list xml:id="list3303241586" text:style-name="L5">
        <text:list-item>
          <text:p text:style-name="P12">❌ 1.2.3 → 1.3.4</text:p>
        </text:list-item>
        <text:list-item>
          <text:p text:style-name="P12">❌ 0.2.3 → 0.3.3</text:p>
        </text:list-item>
        <text:list-item>
          <text:p text:style-name="P12">✅ 0.0.0 → 0.1.0</text:p>
        </text:list-item>
        <text:list-item>
          <text:p text:style-name="P12">✅ 1.2.0 → 1.3.0</text:p>
        </text:list-item>
        <text:list-item>
          <text:p text:style-name="P11">✅ 1.2.3 → 1.3.0</text:p>
        </text:list-item>
      </text:list>
      <text:p text:style-name="Text_20_body">Breaking change update: </text:p>
      <text:list xml:id="list211621401" text:style-name="L6">
        <text:list-item>
          <text:p text:style-name="P14">❌ 1.0.0 → 3.0.0</text:p>
        </text:list-item>
        <text:list-item>
          <text:p text:style-name="P14">❌ 1.2.3 → 2.1.3</text:p>
        </text:list-item>
        <text:list-item>
          <text:p text:style-name="P14">✅ 0.0.0 → 1.0.0</text:p>
        </text:list-item>
        <text:list-item>
          <text:p text:style-name="P14">✅ 0.2.3 → 1.0.0</text:p>
        </text:list-item>
        <text:list-item>
          <text:p text:style-name="P14">✅ 1.2.0 → 2.0.0</text:p>
        </text:list-item>
        <text:list-item>
          <text:p text:style-name="P13">✅ 1.2.3 → 2.0.0</text:p>
        </text:list-item>
      </text:list>
      <text:h text:style-name="Heading_20_3" text:outline-level="3"><text:bookmark text:name="write_descriptions"/>Write descriptions</text:h>
      <text:p text:style-name="Text_20_body">All of the descriptions, names, and sentences should be filled out. They should be all grammatically correct and serious-sounding full English sentences. </text:p>
      <text:h text:style-name="Heading_20_4" text:outline-level="4"><text:bookmark text:name="write_extension_descriptions"/>Write extension descriptions</text:h>
      <text:p text:style-name="Text_20_body">The short description should describe your extension in a short (one or two sentences) yet straightforward way.<text:line-break/>For the extension long description, Markdown syntax can be used. </text:p>
      <text:list xml:id="list1763618666" text:style-name="L7">
        <text:list-item>
          <text:p text:style-name="P16">Backticks should be surrounding expression names so that they appear in a monospaced font.</text:p>
        </text:list-item>
        <text:list-item>
          <text:p text:style-name="P16">The description should include a list of functionality added by your extension.</text:p>
        </text:list-item>
        <text:list-item>
          <text:p text:style-name="P16">If your extension needs a special setup to work, it should be described.</text:p>
        </text:list-item>
        <text:list-item>
          <text:p text:style-name="P15">You can also add screenshots, by uploading an image to a site and using the markdown image syntax to include the image, for example: </text:p>
        </text:list-item>
      </text:list>
      <text:p text:style-name="P1">![Image description](https://link.to/the/image.png)</text:p>
      <text:h text:style-name="Heading_20_3" text:outline-level="3"><text:bookmark text:name="choose_tags"/><text:soft-page-break/>Choose tags</text:h>
      <text:p text:style-name="Text_20_body">An extension should have tags describing what it does. For example, an extension that changes the color of a single pixel of a sprite could have as tags <text:span text:style-name="Source_20_Text">pixel, color, sprite</text:span> . </text:p>
      <text:h text:style-name="Heading_20_3" text:outline-level="3"><text:bookmark text:name="link_a_documentation"/>Link a documentation</text:h>
      <text:p text:style-name="Text_20_body">The Help should always point to a piece of documentation, preferably on the GDevelop wiki. It should not point to the author's website or the extension's website. It is not necessary to have a help for submitting an extension, but it is strongly recommended. </text:p>
      <text:h text:style-name="Heading_20_2" text:outline-level="2"><text:bookmark text:name="describe_extension_definitions"/>Describe extension definitions</text:h>
      <text:h text:style-name="Heading_20_3" text:outline-level="3"><text:bookmark text:name="name_actions_and_conditions"/>Name actions and conditions</text:h>
      <text:p text:style-name="Text_20_body">Use <text:span text:style-name="Source_20_Text">PascalCase</text:span> for actions, conditions, expression, function and parameter <text:span text:style-name="Strong_20_Emphasis">names</text:span>. </text:p>
      <text:list xml:id="list2118591008" text:style-name="L8">
        <text:list-item>
          <text:p text:style-name="P17">For example, name your action: “SetRangeOfAttack”, and the expression: “RangeOfAttack”.</text:p>
        </text:list-item>
      </text:list>
      <text:p text:style-name="Text_20_body">You might wonder if you should rather make a condition or an expression. While a condition is a good idea to have, an expression is more flexible. In the future, we'll introduce expressions that are automatically generated as conditions too. </text:p>
      <text:h text:style-name="Heading_20_3" text:outline-level="3"><text:bookmark text:name="don_t_use_abbreviations"/>Don't use abbreviations</text:h>
      <text:p text:style-name="Text_20_body">Ensure all your descriptions are written in English. Make clear sentences for actions/conditions displayed in the events sheet, the sentence in the description have always a dot at the end. </text:p>
      <text:h text:style-name="Heading_20_3" text:outline-level="3"><text:bookmark text:name="use_affirmative_tense"/>Use affirmative tense</text:h>
      <text:p text:style-name="Text_20_body">Action and condition sentences are always in the affirmative tense. Conditions are testing for something, and it's implied that they are “questions”. </text:p>
      <text:list xml:id="list1548857313" text:style-name="L9">
        <text:list-item>
          <text:p text:style-name="P19">For example: don't name a condition <text:span text:style-name="Emphasis">“Is the camera shaking?”</text:span>. Instead, name it <text:span text:style-name="Emphasis">“Camera is shaking”</text:span>.</text:p>
        </text:list-item>
        <text:list-item>
          <text:p text:style-name="P18">For example: don't name a condition <text:span text:style-name="Emphasis">“The ad is displayed to the user”</text:span>. Instead name it <text:span text:style-name="Emphasis">“Ad displayed”</text:span> or <text:span text:style-name="Emphasis">“Ad is displayed”</text:span> (or maybe <text:span text:style-name="Emphasis">“Ad displayed on-screen”</text:span> but prefer to stay concise).</text:p>
        </text:list-item>
      </text:list>
      <text:h text:style-name="Heading_20_3" text:outline-level="3"><text:bookmark text:name="be_oriented_toward_everyone_not_just_programmers"/>Be oriented toward everyone not just programmers</text:h>
      <text:p text:style-name="Text_20_body">For descriptions of conditions, <text:span text:style-name="Strong_20_Emphasis">don't write</text:span> “Return true if …”, because this is heavily oriented toward programmers. Instead in GDevelop, we use the more generic “Check if …”. </text:p>
      <text:list xml:id="list4011656739" text:style-name="L10">
        <text:list-item>
          <text:p text:style-name="P21">For example: instead of <text:span text:style-name="Emphasis">“Return TRUE if the race is finished”</text:span>, write <text:span text:style-name="Emphasis">“Check if the race is finished.”</text:span></text:p>
        </text:list-item>
        <text:list-item>
          <text:p text:style-name="P20">For example: instead of <text:span text:style-name="Emphasis">“This will return false if the player is not jumping.”</text:span>, write <text:span text:style-name="Emphasis">“Check if the player is jumping.”</text:span></text:p>
        </text:list-item>
      </text:list>
      <text:p text:style-name="Text_20_body">For actions that are enabling or disabling something, <text:span text:style-name="Strong_20_Emphasis">use a boolean</text:span> (Yes/No or True/False) parameter. </text:p>
      <text:list xml:id="list3994830674" text:style-name="L11">
        <text:list-item>
          <text:p text:style-name="P23"><text:soft-page-break/>For example: instead of two actions <text:span text:style-name="Emphasis">“Check the checkbox”</text:span> and <text:span text:style-name="Emphasis">“Uncheck the checkbox”</text:span>, make a single action <text:span text:style-name="Emphasis">“Check (or uncheck) the checkbox”</text:span>, with a <text:span text:style-name="Emphasis">“Yes/No”</text:span> parameter. For the sentence in the Events Sheet, use something like <text:span text:style-name="Source_20_Text">Check the checkbox: _PARAM0_</text:span>.</text:p>
        </text:list-item>
        <text:list-item>
          <text:p text:style-name="P22">For example: instead of two actions to enable or disable something, make a single action <text:span text:style-name="Emphasis">“Enable (or disable) something”</text:span>. For the sentence, enter: <text:span text:style-name="Source_20_Text">Enable something: _PARAM0_</text:span>.</text:p>
        </text:list-item>
      </text:list>
      <text:h text:style-name="Heading_20_3" text:outline-level="3"><text:bookmark text:name="write_expressions"/>Write expressions</text:h>
      <text:h text:style-name="Heading_20_4" text:outline-level="4"><text:bookmark text:name="name_expressions"/>Name expressions</text:h>
      <text:p text:style-name="Text_20_body">For expression <text:span text:style-name="Strong_20_Emphasis">names</text:span>, don't prefix them with <text:span text:style-name="Source_20_Text">Get</text:span> - as it's implied in all expressions that they are getter. For example, name them <text:span text:style-name="Source_20_Text">Health</text:span>, not <text:span text:style-name="Source_20_Text">GetHealth</text:span> or <text:span text:style-name="Source_20_Text">PlayerBestScore</text:span> not <text:span text:style-name="Source_20_Text">GetPlayerBestScore</text:span>. </text:p>
      <text:h text:style-name="Heading_20_4" text:outline-level="4"><text:bookmark text:name="choose_expression_types"/>Choose expression types</text:h>
      <text:p text:style-name="Text_20_body">There are two types of expressions currently: expression (returning a number) and string expression (returning a string). Be sure to return <text:span text:style-name="Strong_20_Emphasis">the proper value</text:span> (return a text for a string expression) - don't mix text with expression or numbers with string expressions. </text:p>
      <text:h text:style-name="Heading_20_4" text:outline-level="4"><text:bookmark text:name="understand_when_to_use_conditions"/>Understand when to use conditions</text:h>
      <text:p text:style-name="Text_20_body"><text:span text:style-name="Strong_20_Emphasis">Don't make expressions returning a boolean</text:span>. Make a condition for it - for now, GDevelop does not support boolean expressions. </text:p>
      <text:list xml:id="list766145899" text:style-name="L12">
        <text:list-item>
          <text:p text:style-name="P24">For example, instead of making an expression “Disabled” that would return 1 if something is disabled, and 0 otherwise, make a condition “IsDisabled”.</text:p>
        </text:list-item>
      </text:list>
      <text:h text:style-name="Heading_20_3" text:outline-level="3"><text:bookmark text:name="write_custom_behaviors"/>Write custom Behaviors</text:h>
      <text:list xml:id="list3312499740" text:style-name="L13">
        <text:list-item>
          <text:p text:style-name="P26">Describe how to use them (including any requirement on the object).</text:p>
          <text:list>
            <text:list-item>
              <text:p text:style-name="P26">For the properties:</text:p>
              <text:list>
                <text:list-item>
                  <text:p text:style-name="P26">If they are booleans, use for the name a description of what they do when true. <text:span text:style-name="Strong_20_Emphasis">Don't write</text:span> “If true, activate the power-up”. Instead, just write “Activate power-up”.</text:p>
                </text:list-item>
                <text:list-item>
                  <text:p text:style-name="P26">Add units, when required, e.g: <text:span text:style-name="Source_20_Text">Timer (in second) </text:span>or <text:span text:style-name="Source_20_Text">Offset X (in pixel) </text:span>.</text:p>
                </text:list-item>
              </text:list>
            </text:list-item>
            <text:list-item>
              <text:p text:style-name="P25">Whenever possible, you should use a hidden behavior property instead of an object variable.</text:p>
            </text:list-item>
          </text:list>
        </text:list-item>
      </text:list>
      <text:h text:style-name="Heading_20_4" text:outline-level="4"><text:bookmark text:name="understand_when_to_use_a_custom_behavior"/>Understand when to use a custom behavior</text:h>
      <text:p text:style-name="Text_20_body">When an operation with an object needs to be done over more than one frame., you should use a behavior over a function, as they are cleaner and easier to use for users. For example, if you are making a teleport extension that just sets the X and Y once and that's it, you can make it a function. If it is first starting a timer and after a specific time frame changes the position, then the action is not instant anymore but needs to call events over the next frames. If you are using a behavior, this is made invisible thanks to a lifetime behavior function, if you were not using it you would have to <text:soft-page-break/>force the user to call your function each frame, which is confusing and inconvenient for the user as an action is supposed to serve it's purpose immediately the moment you tell it to. </text:p>
      <text:h text:style-name="Heading_20_2" text:outline-level="2"><text:bookmark text:name="write_events_in_the_extension"/>Write events in the extension</text:h>
      <text:h text:style-name="Heading_20_3" text:outline-level="3"><text:bookmark text:name="name_variables"/>Name variables</text:h>
      <text:list xml:id="list832201568" text:style-name="L14">
        <text:list-item>
          <text:p text:style-name="P28">Name your variable in <text:span text:style-name="Source_20_Text">PascalCase</text:span></text:p>
        </text:list-item>
        <text:list-item>
          <text:p text:style-name="P28">Use a descriptive name</text:p>
          <text:list>
            <text:list-item>
              <text:p text:style-name="P28">Bad example: <text:span text:style-name="Source_20_Text">x</text:span>, <text:span text:style-name="Source_20_Text">ComCan2</text:span>, <text:span text:style-name="Source_20_Text">MyVar</text:span></text:p>
            </text:list-item>
            <text:list-item>
              <text:p text:style-name="P28">Good example: <text:span text:style-name="Source_20_Text">CommunicationChannel2</text:span>, <text:span text:style-name="Source_20_Text">TemporaryObjectName</text:span></text:p>
            </text:list-item>
          </text:list>
        </text:list-item>
        <text:list-item>
          <text:p text:style-name="P28">Store variables in a structure variable. This simply means that you name all of your variables using the <text:span text:style-name="Source_20_Text">__ExtensionName.VariableName</text:span> format.</text:p>
        </text:list-item>
        <text:list-item>
          <text:p text:style-name="P27">For example, a “Camera zoom” extension would use the prefix <text:span text:style-name="Source_20_Text">__CameraZoom</text:span>. If you want to use a variable named “ZoomValue”, it should be named like this:</text:p>
          <text:p text:style-name="P27"><text:span text:style-name="Source_20_Text">__CameraZoom.ZoomValue</text:span> </text:p>
        </text:list-item>
      </text:list>
      <text:p text:style-name="Text_20_body">This naming convention has several benefits. First, it will make it easier to use the debugger because all extension variables will be collapsed under their extension name. Secondly, it will reduce the chance of name collisions with variables created by the game developer. </text:p>
      <text:p text:style-name="Text_20_body">On a related topic, extension users should only be using an extension through conditions, actions, and expressions provided by the extension developer. They should not be expected to access extension variables directly. </text:p>
      <text:p text:style-name="Text_20_body">Hidden properties should be used in behavior events in place of variables. Variables can still be used when child variables must be used. </text:p>
      <text:h text:style-name="Heading_20_3" text:outline-level="3"><text:bookmark text:name="name_timers"/>Name timers</text:h>
      <text:list xml:id="list35254722" text:style-name="L15">
        <text:list-item>
          <text:p text:style-name="P30">Name your timers in <text:span text:style-name="Source_20_Text">PascalCase</text:span></text:p>
        </text:list-item>
        <text:list-item>
          <text:p text:style-name="P29">Prefix the <text:span text:style-name="Strong_20_Emphasis">timer names</text:span> by <text:span text:style-name="Source_20_Text">__YourExtensionName_</text:span>. Use a long variable name, with a prefix containing your extension name, to be sure they are not overridden by the user of the extension or another extension.</text:p>
        </text:list-item>
      </text:list>
      <text:p text:style-name="Text_20_body">For example, a timer named “DoorDuration” in the “Door Management” extension would be named: </text:p>
      <text:p text:style-name="Text_20_body"><text:span text:style-name="Source_20_Text">__DoorManagement_DoorDuration</text:span> </text:p>
      <text:h text:style-name="Heading_20_3" text:outline-level="3"><text:bookmark text:name="check_platform_compatibility"/>Check platform compatibility</text:h>
      <text:list xml:id="list4268436180" text:style-name="L16">
        <text:list-item>
          <text:p text:style-name="P31">If your extension uses some capabilities related to the operating system or the platform, verify that it works on all platforms supported by GDevelop: web browsers, desktop (check at least on Windows, macOS, or Linux after an export), and Android (check after an export).</text:p>
        </text:list-item>
      </text:list>
      <text:h text:style-name="Heading_20_3" text:outline-level="3"><text:bookmark text:name="use_javascript"/>Use JavaScript</text:h>
      <text:p text:style-name="Text_20_body">JavaScript can be used using <text:a xlink:type="simple" xlink:href="https://wiki.gdevelop.io/gdevelop5/events/js-code" text:style-name="Internet_20_link" text:visited-style-name="Visited_20_Internet_20_Link">JavaScript Code events</text:a>, but you should never use it unless it is necessary. If you have to use functions in multiples actions/conditions/expressions in GDevelop, <text:soft-page-break/>store these on the global <text:span text:style-name="Source_20_Text">gdjs</text:span> object, inside a <text:span text:style-name="Source_20_Text">namespace</text:span> having the name of your extension. For example, for an extension offering features related to controllers: </text:p>
      <text:p text:style-name="P1">gdjs._controllerExtension = {};</text:p>
      <text:p text:style-name="Preformatted_20_Text">gdjs._controllerExtension.myMethod = function (arguments) {</text:p>
      <text:p text:style-name="Preformatted_20_Text"><text:s/>// ...</text:p>
      <text:p text:style-name="P1">}</text:p>
      <text:p text:style-name="Text_20_body">When you declare a new namespace in gdjs, you must declare it in the file: </text:p>
      <text:p text:style-name="P1">GDevelop-extensions/scripts/lib/ExtensionsValidatorExceptions.js</text:p>
      <text:h text:style-name="Heading_20_4" text:outline-level="4"><text:bookmark text:name="no_usage_of_dom_elements_if_you_do_use_a_specific_tag"/>No usage of DOM elements. If you do, use a specific tag.</text:h>
      <text:p text:style-name="Text_20_body">Don't use DOM APIs (<text:span text:style-name="Source_20_Text">createElement</text:span>, etc…) because they are only working in a browser and it's not guaranteed games will run in a browser environment. </text:p>
      <text:p text:style-name="Text_20_body">If you do, add the tag “<text:span text:style-name="Source_20_Text">DOM apis</text:span>” (exactly written as this) on the extension. </text:p>
      <text:h text:style-name="Heading_20_4" text:outline-level="4"><text:bookmark text:name="no_usage_of_private_methods_or_variables_starting_with"/>No usage of private methods or variables (starting with _)</text:h>
      <text:p text:style-name="Text_20_body">Any method that has an underscore in front of its name, like <text:span text:style-name="Source_20_Text">runtimeScene._updateLayersCameraCoordinates</text:span> or <text:span text:style-name="Source_20_Text">runtimeScene._layersCameraCoordinates</text:span>, can <text:span text:style-name="Strong_20_Emphasis">not</text:span> be used. The underscore denotes a private variable/method. It can change in the next version, be renamed, be changed, or be suppressed. It <text:span text:style-name="Strong_20_Emphasis">will</text:span> happen and if an extension using this is becoming incompatible, it will need to be fixed in a few days or <text:span text:style-name="Strong_20_Emphasis">deleted</text:span>. </text:p>
      <text:p text:style-name="Text_20_body">In all cases, this will create a bad user experience for GDevelop users. </text:p>
      <text:p text:style-name="P4">Can I still do it for X/Y/Z? <text:span text:style-name="Strong_20_Emphasis">No</text:span>. <text:span text:style-name="Emphasis">But if you're really stuck</text:span>, <text:span text:style-name="Strong_20_Emphasis">open a discussion</text:span> on GitHub so we can find an alternative, or ask on Discord if other community members using JavaScript have an idea how to do what you need. In most cases, the public will have enough for you to do what you need!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07:44:20.400306170</meta:creation-date>
    <dc:date>2022-12-01T07:44:28.885768978</dc:date>
    <meta:editing-duration>PT8S</meta:editing-duration>
    <meta:editing-cycles>1</meta:editing-cycles>
    <meta:document-statistic meta:table-count="0" meta:image-count="0" meta:object-count="0" meta:page-count="6" meta:paragraph-count="125" meta:word-count="1973" meta:character-count="11764" meta:non-whitespace-character-count="9937"/>
    <meta:generator>LibreOffice/7.3.7.2$Linux_X86_64 LibreOffice_project/30$Build-2</meta:generator>
  </office:meta>
</office:document-meta>
</file>